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15pt" officeooo:rsid="000aeaa9" officeooo:paragraph-rsid="000aeaa9" style:font-size-asian="13.1000003814697pt" style:font-size-complex="15pt"/>
    </style:style>
    <style:style style:name="P2" style:family="paragraph" style:parent-style-name="Standard">
      <style:paragraph-properties fo:text-align="center" style:justify-single-word="false"/>
      <style:text-properties style:font-name="Arial1" fo:font-size="12pt" officeooo:rsid="000aeaa9" officeooo:paragraph-rsid="000aeaa9" style:font-size-asian="10.5pt" style:font-size-complex="12pt"/>
    </style:style>
    <style:style style:name="P3" style:family="paragraph" style:parent-style-name="Standard">
      <style:paragraph-properties fo:text-align="start" style:justify-single-word="false"/>
      <style:text-properties style:font-name="Arial1" fo:font-size="12pt" officeooo:rsid="000aeaa9" officeooo:paragraph-rsid="000aeaa9" style:font-size-asian="10.5pt" style:font-size-complex="12pt"/>
    </style:style>
    <style:style style:name="P4" style:family="paragraph" style:parent-style-name="Standard">
      <style:paragraph-properties fo:text-align="start" style:justify-single-word="false"/>
      <style:text-properties style:font-name="Arial1" fo:font-size="12pt" officeooo:rsid="000aeaa9" officeooo:paragraph-rsid="000b9b9f" style:font-size-asian="10.5pt" style:font-size-complex="12pt"/>
    </style:style>
    <style:style style:name="P5" style:family="paragraph" style:parent-style-name="Standard">
      <style:paragraph-properties fo:text-align="start" style:justify-single-word="false"/>
      <style:text-properties style:font-name="Arial1" fo:font-size="12pt" officeooo:rsid="000f10a6" officeooo:paragraph-rsid="000f10a6" style:font-size-asian="10.5pt" style:font-size-complex="12pt"/>
    </style:style>
    <style:style style:name="P6" style:family="paragraph" style:parent-style-name="Standard">
      <style:paragraph-properties fo:text-align="start" style:justify-single-word="false"/>
      <style:text-properties style:font-name="Arial1" fo:font-size="12pt" officeooo:rsid="001be973" officeooo:paragraph-rsid="001be973" style:font-size-asian="10.5pt" style:font-size-complex="12pt"/>
    </style:style>
    <style:style style:name="P7" style:family="paragraph" style:parent-style-name="Standard">
      <style:paragraph-properties fo:text-align="start" style:justify-single-word="false"/>
      <style:text-properties style:font-name="Arial1" fo:font-size="12pt" officeooo:rsid="001e64a2" officeooo:paragraph-rsid="001e64a2" style:font-size-asian="10.5pt" style:font-size-complex="12pt"/>
    </style:style>
    <style:style style:name="P8" style:family="paragraph" style:parent-style-name="Standard">
      <style:paragraph-properties fo:text-align="start" style:justify-single-word="false"/>
      <style:text-properties style:font-name="Arial1" fo:font-size="12pt" officeooo:rsid="0021f7d6" officeooo:paragraph-rsid="0021f7d6" style:font-size-asian="10.5pt" style:font-size-complex="12pt"/>
    </style:style>
    <style:style style:name="P9" style:family="paragraph" style:parent-style-name="Standard">
      <style:paragraph-properties fo:text-align="start" style:justify-single-word="false"/>
      <style:text-properties style:font-name="Arial1" fo:font-size="12pt" fo:font-weight="bold" officeooo:rsid="000aeaa9" officeooo:paragraph-rsid="000aeaa9"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1" fo:font-size="12pt" fo:font-weight="bold" officeooo:rsid="000ef27f" officeooo:paragraph-rsid="000ef27f"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1" fo:font-size="12pt" fo:font-weight="bold" officeooo:rsid="001be973" officeooo:paragraph-rsid="001be973" style:font-size-asian="10.5pt" style:font-weight-asian="bold" style:font-size-complex="12pt" style:font-weight-complex="bold"/>
    </style:style>
    <style:style style:name="T1" style:family="text">
      <style:text-properties officeooo:rsid="000b9b9f"/>
    </style:style>
    <style:style style:name="T2" style:family="text">
      <style:text-properties officeooo:rsid="000d23d3"/>
    </style:style>
    <style:style style:name="T3" style:family="text">
      <style:text-properties officeooo:rsid="00135c8a"/>
    </style:style>
    <style:style style:name="T4" style:family="text">
      <style:text-properties style:font-name="Calibri" fo:font-size="11pt" fo:language="pt" fo:country="PT" style:font-size-asian="11pt"/>
    </style:style>
    <style:style style:name="T5" style:family="text">
      <style:text-properties officeooo:rsid="00176f85"/>
    </style:style>
    <style:style style:name="T6" style:family="text">
      <style:text-properties officeooo:rsid="001f7826"/>
    </style:style>
    <style:style style:name="T7" style:family="text">
      <style:text-properties officeooo:rsid="00214297"/>
    </style:style>
    <style:style style:name="T8" style:family="text">
      <style:text-properties officeooo:rsid="0022bad5"/>
    </style:style>
    <style:style style:name="T9" style:family="text">
      <style:text-properties officeooo:rsid="0023bf0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A 01 INTELIGÊNCIA ARTIFICIAL</text:p>
      <text:p text:style-name="P2"/>
      <text:p text:style-name="P2">Aluno: Bruno Braga</text:p>
      <text:p text:style-name="P2"/>
      <text:p text:style-name="P10">Questão 1:</text:p>
      <text:p text:style-name="P5">1) A evolução da inteligência artificial é marcada por avanços significativos em diferentes áreas da ciência da computação, matemática e cognição. <text:span text:style-name="T3">Os principais eventos que ocorreram até hoje foram:</text:span></text:p>
      <text:p text:style-name="P5"/>
      <text:p text:style-name="P5">- Dartmouth Conference (1956): <text:span text:style-name="T5">C</text:span>onsiderada como o marco inicial da inteligência artificial, essa conferência reuniu pesquisadores proeminentes para discutir a possibilidade de criar máquinas que pudessem simular a inteligência humana.</text:p>
      <text:p text:style-name="P5"/>
      <text:p text:style-name="P5">- Aprendizado de Máquina e Big Data (2000s): O aumento da disponibilidade de dados digitais e avanços em computação permitiram o treinamento de modelos de IA mais complexos em conjuntos de dados cada vez maiores, levando a avanços significativos em áreas como reconhecimento de fala, processamento de linguagem natural e visão computacional.</text:p>
      <text:p text:style-name="P5"/>
      <text:p text:style-name="P5">- Aplicações Generalistas (2020s): A IA está se tornando cada vez mais generalista, com sistemas capazes de realizar uma ampla variedade de tarefas em diferentes domínios, como GPT.</text:p>
      <text:p text:style-name="P5"/>
      <text:p text:style-name="P7">2) <text:span text:style-name="T6">Algumas das principais aplicações da IA podem ser o “Processamento de Linguagem Natural”, “</text:span><text:span text:style-name="T7">Visão computacional” e “Detecções de fraudes”.</text:span></text:p>
      <text:p text:style-name="P7"/>
      <text:p text:style-name="P8">3) <text:span text:style-name="T8">Os principais desafios da IA </text:span><text:span text:style-name="T9">estão acerca das regulamentações e governanças, sobre a ética e responsabilidade, sobre a segurança de dados e sobre a automatização dos sistemas.</text:span></text:p>
      <text:p text:style-name="P5"/>
      <text:p text:style-name="P11">Questão 2:</text:p>
      <text:p text:style-name="P11"/>
      <text:p text:style-name="P6"/>
      <text:p text:style-name="P6"/>
      <text:p text:style-name="P3"/>
      <text:p text:style-name="P9">Questão 4:</text:p>
      <text:p text:style-name="P3"/>
      <text:p text:style-name="P9">Classificação:</text:p>
      <text:p text:style-name="P3"/>
      <text:p text:style-name="P3">Significado: Na classificação, o objetivo é atribuir uma categoria ou classe a um conjunto de dados com base em características conhecidas. O modelo de aprendizado de máquina aprende com exemplos rotulados para prever a classe de novos dados não rotulados.</text:p>
      <text:p text:style-name="P3"/>
      <text:p text:style-name="P3">Exemplo: Classificar e-mails como spam ou não spam é um exemplo clássico de um problema de classificação. <text:span text:style-name="T1">Os</text:span> e-mails seriam os dados de entrada e as classes seriam "spam" ou "não spam".</text:p>
      <text:p text:style-name="P3"/>
      <text:p text:style-name="P9">Regressão:</text:p>
      <text:p text:style-name="P3"/>
      <text:p text:style-name="P3">Significado: Regressão é usada para prever um valor contínuo com base em variáveis independentes. O objetivo é encontrar a relação entre as variáveis de entrada e a variável de saída.</text:p>
      <text:p text:style-name="P3"><text:soft-page-break/></text:p>
      <text:p text:style-name="P4">Exemplo: Prever o preço de uma casa com base em suas características, como área, número de quartos, localização, etc. <text:span text:style-name="T1">O</text:span> preço é uma variável contínua <text:span text:style-name="T1">em que se</text:span> tenta prever com base em várias características.</text:p>
      <text:p text:style-name="P3"/>
      <text:p text:style-name="P9">Agrupamento:</text:p>
      <text:p text:style-name="P3"/>
      <text:p text:style-name="P3">Significado: O agrupamento é uma técnica usada para encontrar grupos naturais em conjuntos de dados. O objetivo é agrupar dados similares uns com os outros e dissimilares entre si.</text:p>
      <text:p text:style-name="P3"/>
      <text:p text:style-name="P3">Exemplo: Segmentação de clientes em um banco com base em seus padrões de transação. <text:span text:style-name="T1">O </text:span>banco pode querer agrupar clientes com comportamentos de transação semelhantes para direcionar campanhas de marketing de forma mais eficaz.</text:p>
      <text:p text:style-name="P3"/>
      <text:p text:style-name="P9">Associação:</text:p>
      <text:p text:style-name="P3"/>
      <text:p text:style-name="P3">Significado: Associação é usada para encontrar relações interessantes entre variáveis <text:span text:style-name="T2">e</text:span>m grandes conjuntos de dados. O objetivo é descobrir padrões frequentes, correlações ou relações de causa e efeito.</text:p>
      <text:p text:style-name="P3"/>
      <text:p text:style-name="P3">Exemplo: Analisar padrões de compra de clientes em um supermercado para descobrir associações como "clientes que compram pão geralmente também compram leite". Isso pode ser usado para estratégias de posicionamento de produtos ou promoções cruz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21:31:14.562000000</meta:creation-date>
    <dc:date>2024-02-15T22:02:58.488000000</dc:date>
    <meta:editing-duration>PT31M30S</meta:editing-duration>
    <meta:editing-cycles>28</meta:editing-cycles>
    <meta:generator>LibreOffice/7.6.0.3$Windows_X86_64 LibreOffice_project/69edd8b8ebc41d00b4de3915dc82f8f0fc3b6265</meta:generator>
    <meta:document-statistic meta:table-count="0" meta:image-count="0" meta:object-count="0" meta:page-count="2" meta:paragraph-count="23" meta:word-count="467" meta:character-count="3086" meta:non-whitespace-character-count="2642"/>
  </office:meta>
</office:document-meta>
</file>